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EEDED</text:span></text:p>
      <text:p text:style-name="P2"/>
      <text:p text:style-name="P2">MacOS </text:p>
      <text:p text:style-name="P2">SWIFT</text:p>
      <text:p text:style-name="P2">XCODE</text:p>
      <text:p text:style-name="P2"/>
      <text:p text:style-name="P1"><text:span text:style-name="T1">PROJET</text:span></text:p>
      <text:p text:style-name="P2"/>
      <text:p text:style-name="P2">SLIDE (Diapo à faire) : Architecture, Organisation du travail, Charte graphique, Speech elevator, Xcode (code)</text:p>
      <text:p text:style-name="P2">LOGO</text:p>
      <text:p text:style-name="P2">6 écrans</text:p>
      <text:p text:style-name="P2">VENDRE LE PROJET</text:p>
      <text:p text:style-name="P2"/>
      <text:p text:style-name="P2">Idées ++ : Map avec point du pays aléatoire et devine quel est le pays</text:p>
      <text:p text:style-name="P2">Google Authentication</text:p>
      <text:p text:style-name="P2">Continent, Langage</text:p>
      <text:p text:style-name="P2"/>
      <text:p text:style-name="P2"/>
      <text:p text:style-name="P2"><text:span text:style-name="T1">BEAU PROJET </text:span>!!!!!</text:p>
      <text:p text:style-name="P2"/>
      <text:p text:style-name="P1"><text:span text:style-name="T1">TACHES PAS FAIT</text:span></text:p>
      <text:p text:style-name="P2"/>
      <text:p text:style-name="P2">INTERFACE DE CONNEXION</text:p>
      <text:p text:style-name="P2"/>
      <text:p text:style-name="P2"><text:span text:style-name="T1">Code</text:span><text:s/>interface de connexion : </text:p>
      <text:p text:style-name="P2"/>
      <text:p text:style-name="P2"/>
      <text:p text:style-name="P2"/>
      <text:p text:style-name="P2">COCOATOUCH</text:p>
      <text:p text:style-name="P2"/>
      <text:p text:style-name="P2">NAVIGATION : PUSH, MODAL</text:p>
      <text:p text:style-name="P2"/>
      <text:p text:style-name="P2">DEUX LABELS AVEC BOUTON DE CONNEXION</text:p>
      <text:p text:style-name="P2"/>
      <text:p text:style-name="P2">AJOUTER NOUVEL PAGE APRES LA CONNEXION</text:p>
      <text:p text:style-name="P2"/>
      <text:p text:style-name="P2">VOIR <text:span text:style-name="T1">CYCLE DE VIE</text:span><text:s/>VIEWDIDLOAD :</text:p>
      <text:p text:style-name="P2"/>
      <text:p text:style-name="P2">TAB BAR CONTROLLER : navigation écran à écran</text:p>
      <text:p text:style-name="P2"/>
      <text:p text:style-name="P2">FAIRE UN ECRAN AVEC TOUTES LES IMAGES ET LE DETAIL DES IMAGES EN AFFICHANT L’IMAGE DU DETAIL</text:p>
      <text:p text:style-name="P2"/>
      <text:p text:style-name="P2"/>
      <text:p text:style-name="P2"><text:s/><text:a xlink:type="simple" xlink:href="https://openclassrooms.com/fr/courses/4504841-gerez-la-navigation-et-les-formulaires-en-ios/5063877-analysez-le-cycle-de-vie-du-controleur">https://openclassrooms.com/fr/courses/4504841-gerez-la-navigation-et-les-formulaires-en-ios/5063877-analysez-le-cycle-de-vie-du-controleur</text:a></text:p>
      <text:p text:style-name="P2"/>
      <text:p text:style-name="P2"/>
      <text:p text:style-name="P2"/>
      <text:p text:style-name="P2"/>
      <text:p text:style-name="P2"/>
      <text:p text:style-name="P1"><text:span text:style-name="T1">PERSISTANCE DE DONNEES</text:span></text:p>
      <text:p text:style-name="P2"/>
      <text:p text:style-name="P2">PLIST : <text:a xlink:type="simple" xlink:href="https://sarunw.com/posts/how-to-read-plist-file/">https://sarunw.com/posts/how-to-read-plist-file/</text:a></text:p>
      <text:p text:style-name="P2"/>
      <text:p text:style-name="P2">userDefault : <text:a xlink:type="simple" xlink:href="https://www.hackingwithswift.com/example-code/system/how-to-save-user-settings-using-userdefaults">https://www.hackingwithswift.com/example-code/system/how-to-save-user-settings-using-userdefaults</text:a></text:p>
      <text:p text:style-name="P2"/>
      <text:p text:style-name="P2">KEYCHAIN ; <text:a xlink:type="simple" xlink:href="https://cocoapods.org/pods/SwiftKeychainWrapper">https://cocoapods.org/pods/SwiftKeychainWrapper</text:a></text:p>
      <text:p text:style-name="P2"/>
      <text:p text:style-name="P2"/>
      <text:p text:style-name="P2"/>
      <text:p text:style-name="P2"><text:a xlink:type="simple" xlink:href="https://cocoapods.org/pods/SwiftKeychainWrapper">https://cocoapods.org/pods/SwiftKeychainWrapper</text:a></text:p>
      <text:p text:style-name="P2"/>
      <text:p text:style-name="P2"/>
      <text:p text:style-name="P2"/>
      <text:p text:style-name="P2"/>
      <text:p text:style-name="P1"><text:span text:style-name="T1">LISTVIEW, COLLECTION VIEW</text:span></text:p>
      <text:p text:style-name="P2"/>
      <text:p text:style-name="P2">UITableViewController :</text:p>
      <text:p text:style-name="P2"/>
      <text:p text:style-name="P2"><text:a xlink:type="simple" xlink:href="https://www.hackingwithswift.com/read/fr/1/1/mise-en-place">https://www.hackingwithswift.com/read/fr/1/1/mise-en-place</text:a></text:p>
      <text:p text:style-name="P2"/>
      <text:p text:style-name="P2"/>
      <text:p text:style-name="P2"/>
      <text:p text:style-name="P2"><text:span text:style-name="T1">GESTURE CONTROLLER :</text:span></text:p>
      <text:p text:style-name="P2"/>
      <text:p text:style-name="P2">https://guides.codepath.com/ios/Using-Gesture-Recognizers</text:p>
      <text:p text:style-name="P2"/>
      <text:p text:style-name="P2"/>
      <text:p text:style-name="P2">https://developer.apple.com/documentation/uikit/uigesturerecognizer</text:p>
      <text:p text:style-name="P2"/>
      <text:p text:style-name="P2"/>
      <text:p text:style-name="P2"/>
      <text:p text:style-name="P2"><text:span text:style-name="T1">SWIPEEEE</text:span></text:p>
      <text:p text:style-name="P2"/>
      <text:p text:style-name="P2"/>
      <text:p text:style-name="P2"/>
      <text:p text:style-name="P2"/>
      <text:p text:style-name="P2"><text:span text:style-name="T1">THREADS</text:span></text:p>
      <text:p text:style-name="P2"/>
      <text:p text:style-name="P2">https://medium.com/better-programming/threading-in-swift-simply-explained-5c8dd680b9b2</text:p>
      <text:p text:style-name="P2"/>
      <text:p text:style-name="P2">https://developer.apple.com/videos/play/wwdc2016/720/</text:p>
      <text:p text:style-name="P2"/>
      <text:p text:style-name="P2">https://www.raywenderlich.com/5370-grand-central-dispatch-tutorial-for-swift-4-part-1-2</text:p>
      <text:p text:style-name="P2"/>
      <text:p text:style-name="P2">https://cocoacasts.com/swift-and-cocoa-fundamentals-threads-queues-and-concurrency</text:p>
      <text:p text:style-name="P2"/>
      <text:p text:style-name="P2">https://nshipster.com/nsoperation/</text:p>
      <text:p text:style-name="P2"/>
      <text:p text:style-name="P2"/>
      <text:p text:style-name="P1"><text:span text:style-name="T1">ANNEXES :</text:span></text:p>
      <text:p text:style-name="P2"/>
      <text:p text:style-name="P2"><text:span text:style-name="T2">INTERFACE GRAPHIQUE :</text:span></text:p>
      <text:p text:style-name="P2"/>
      <text:p text:style-name="P2"><text:a xlink:type="simple" xlink:href="https://riptutorial.com/ios/example/2719/setting-constraints-programmatically">https://riptutorial.com/ios/example/2719/setting-constraints-programmatically</text:a></text:p>
      <text:p text:style-name="P2"/>
      <text:p text:style-name="P2"><text:a xlink:type="simple" xlink:href="https://savvyapps.com/blog/advanced-ios-animations-with-auto-layout">https://savvyapps.com/blog/advanced-ios-animations-with-auto-layout</text:a></text:p>
      <text:p text:style-name="P2"/>
      <text:p text:style-name="P2"><text:a xlink:type="simple" xlink:href="https://www.twilio.com/blog/2018/04/constraint-animations-ios-apps-xcode-swift.html">https://www.twilio.com/blog/2018/04/constraint-animations-ios-apps-xcode-swift.html</text:a></text:p>
      <text:p text:style-name="P2"/>
      <text:p text:style-name="P2"><text:a xlink:type="simple" xlink:href="https://www.youtube.com/watch?v=j7kezKCTpJQ">https://www.youtube.com/watch?v=j7kezKCTpJQ</text:a></text:p>
      <text:p text:style-name="P2"/>
      <text:p text:style-name="P2"><text:a xlink:type="simple" xlink:href="https://www.youtube.com/playlist?list=PLMRqhzcHGw1ZkH8RuznGMS0NZs0jWQQ5a">https://www.youtube.com/playlist?list=PLMRqhzcHGw1ZkH8RuznGMS0NZs0jWQQ5a</text:a></text:p>
      <text:p text:style-name="P2"/>
      <text:p text:style-name="P2"><text:a xlink:type="simple" xlink:href="https://www.youtube.com/watch?v=27TFuaOpUsE&amp;list=PL23Revp-82LI-MTPyLtvzTCDl-vJKwjlU">https://www.youtube.com/watch?v=27TFuaOpUsE&amp;list=PL23Revp-82LI-MTPyLtvzTCDl-vJKwjlU</text:a></text:p>
      <text:p text:style-name="P2"/>
      <text:p text:style-name="P2"><text:a xlink:type="simple" xlink:href="https://www.appcoda.com/learnswift/auto-layout-intro.html">https://www.appcoda.com/learnswift/auto-layout-intro.html</text:a></text:p>
      <text:p text:style-name="P2"/>
      <text:p text:style-name="P2"><text:a xlink:type="simple" xlink:href="https://codewithchris.com/xcode-tutorial/#6-build-the-ui">https://codewithchris.com/xcode-tutorial/#6-build-the-ui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3</meta:generator>
  </office:meta>
</office:document-meta>
</file>